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CG Times" svg:font-family="'CG Time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style:font-name="CG Times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margin-top="0.212cm" fo:margin-bottom="0.212cm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 style:list-style-name="L1">
      <style:paragraph-properties fo:margin-left="2.501cm" fo:margin-right="0cm" fo:text-indent="-0.635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G Times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elación definitiva de alumnos que han obtenido Diploma de Aprovechamiento y Diploma de Mención Honorífica en Educación Secundaria Obligatoria</text:p>
      <text:p text:style-name="Standard"/>
      <text:p text:style-name="Standard"/>
      <text:p text:style-name="P7"/>
      <text:list xml:id="list872766169" text:style-name="L1">
        <text:list-item>
          <text:p text:style-name="P8">Nicolás Umberto SÁNCHEZ AVILÉS</text:p>
        </text:list-item>
        <text:list-item>
          <text:p text:style-name="P8">Álvaro José de la VEGA GONZÁLEZ</text:p>
        </text:list-item>
      </text:list>
      <text:p text:style-name="Standard"/>
      <text:p text:style-name="Standard"/>
      <text:p text:style-name="Standard"/>
      <text:p text:style-name="P5">Madrid, a 26 de Noviembre de 2014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CG Times" svg:font-family="'CG Time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arial" style:family="paragraph" style:parent-style-name="Standard">
      <style:paragraph-properties fo:text-align="center" style:justify-single-word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7:25:03</meta:creation-date>
    <dc:date>2014-11-30T17:37:02</dc:date>
    <meta:editing-duration>P0D</meta:editing-duration>
    <meta:editing-cycles>1</meta:editing-cycles>
    <meta:document-statistic meta:table-count="0" meta:image-count="0" meta:object-count="0" meta:page-count="1" meta:paragraph-count="4" meta:word-count="36" meta:character-count="236" meta:non-whitespace-character-count="204"/>
    <meta:generator>LibreOffice/3.5$Linux_x86 LibreOffice_project/350m1$Build-2</meta:generator>
  </office:meta>
</office:document-meta>
</file>